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style="normal" fo:font-weight="normal" officeooo:rsid="0004ef2b" officeooo:paragraph-rsid="0004ef2b" style:font-style-asian="normal" style:font-weight-asian="normal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amás Zolnai</meta:initial-creator>
    <meta:creation-date>2020-01-14T16:11:26.353640498</meta:creation-date>
    <meta:generator>LibreOffice/7.5.5.2$Linux_X86_64 LibreOffice_project/50$Build-2</meta:generator>
    <dc:date>2023-11-07T21:18:17.313745847</dc:date>
    <meta:editing-duration>PT1M15S</meta:editing-duration>
    <meta:editing-cycles>6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